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1866" officeooo:paragraph-rsid="000b1866"/>
    </style:style>
    <style:style style:name="P2" style:family="paragraph" style:parent-style-name="Standard">
      <style:text-properties officeooo:rsid="000cd2f8" officeooo:paragraph-rsid="000cd2f8"/>
    </style:style>
    <style:style style:name="P3" style:family="paragraph" style:parent-style-name="Standard">
      <style:text-properties officeooo:rsid="000cd2f8" officeooo:paragraph-rsid="000e9ee6"/>
    </style:style>
    <style:style style:name="P4" style:family="paragraph" style:parent-style-name="Standard">
      <style:text-properties officeooo:rsid="000fcce0" officeooo:paragraph-rsid="000fcce0"/>
    </style:style>
    <style:style style:name="P5" style:family="paragraph" style:parent-style-name="Standard">
      <style:text-properties officeooo:rsid="000fcce0" officeooo:paragraph-rsid="00171407"/>
    </style:style>
    <style:style style:name="P6" style:family="paragraph" style:parent-style-name="Standard">
      <style:text-properties officeooo:rsid="000fcce0" officeooo:paragraph-rsid="0018b200"/>
    </style:style>
    <style:style style:name="P7" style:family="paragraph" style:parent-style-name="Standard">
      <style:text-properties officeooo:rsid="0010aeab" officeooo:paragraph-rsid="0010aeab"/>
    </style:style>
    <style:style style:name="P8" style:family="paragraph" style:parent-style-name="Subtitle">
      <style:text-properties officeooo:rsid="001c08c7" officeooo:paragraph-rsid="001c08c7"/>
    </style:style>
    <style:style style:name="P9" style:family="paragraph" style:parent-style-name="Standard">
      <style:text-properties officeooo:rsid="0018b200" officeooo:paragraph-rsid="0018b200"/>
    </style:style>
    <style:style style:name="P10" style:family="paragraph" style:parent-style-name="Standard">
      <style:text-properties officeooo:rsid="00171407" officeooo:paragraph-rsid="000fcce0"/>
    </style:style>
    <style:style style:name="P11" style:family="paragraph" style:parent-style-name="Standard">
      <style:text-properties officeooo:rsid="00171407" officeooo:paragraph-rsid="0018b200"/>
    </style:style>
    <style:style style:name="P12" style:family="paragraph" style:parent-style-name="Standard">
      <style:text-properties officeooo:rsid="000b1866" officeooo:paragraph-rsid="000b1866"/>
    </style:style>
    <style:style style:name="P13" style:family="paragraph" style:parent-style-name="Standard">
      <style:text-properties officeooo:rsid="000b1866" officeooo:paragraph-rsid="0019c019"/>
    </style:style>
    <style:style style:name="P14" style:family="paragraph" style:parent-style-name="Standard">
      <style:text-properties fo:font-weight="bold" officeooo:rsid="000b1866" officeooo:paragraph-rsid="000b1866" style:font-weight-asian="bold" style:font-weight-complex="bold"/>
    </style:style>
    <style:style style:name="P15" style:family="paragraph" style:parent-style-name="Standard">
      <style:text-properties fo:font-weight="bold" officeooo:rsid="000fcce0" officeooo:paragraph-rsid="000fcce0" style:font-weight-asian="bold" style:font-weight-complex="bold"/>
    </style:style>
    <style:style style:name="P16" style:family="paragraph" style:parent-style-name="Standard">
      <style:text-properties fo:font-weight="bold" officeooo:rsid="001ef149" officeooo:paragraph-rsid="001ef149" style:font-weight-asian="bold" style:font-weight-complex="bold"/>
    </style:style>
    <style:style style:name="P17" style:family="paragraph" style:parent-style-name="Standard">
      <style:text-properties officeooo:rsid="000fcce0" officeooo:paragraph-rsid="0018b200"/>
    </style:style>
    <style:style style:name="P18" style:family="paragraph" style:parent-style-name="Standard">
      <style:text-properties officeooo:rsid="001ef149" officeooo:paragraph-rsid="001ef149"/>
    </style:style>
    <style:style style:name="P19" style:family="paragraph" style:parent-style-name="Standard" style:list-style-name="L1">
      <style:text-properties officeooo:rsid="001ef149" officeooo:paragraph-rsid="001ef149"/>
    </style:style>
    <style:style style:name="P20" style:family="paragraph" style:parent-style-name="Standard" style:list-style-name="L1">
      <style:text-properties officeooo:rsid="00202006" officeooo:paragraph-rsid="00202006"/>
    </style:style>
    <style:style style:name="P21" style:family="paragraph" style:parent-style-name="Standard" style:list-style-name="L1">
      <style:text-properties officeooo:rsid="00202006" officeooo:paragraph-rsid="00245a9f"/>
    </style:style>
    <style:style style:name="P22" style:family="paragraph" style:parent-style-name="Standard" style:list-style-name="L1">
      <style:text-properties officeooo:rsid="00288113" officeooo:paragraph-rsid="00288113"/>
    </style:style>
    <style:style style:name="P23" style:family="paragraph" style:parent-style-name="Standard" style:list-style-name="L1">
      <style:text-properties style:text-underline-style="none" officeooo:rsid="00288113" officeooo:paragraph-rsid="00288113"/>
    </style:style>
    <style:style style:name="P24" style:family="paragraph" style:parent-style-name="Standard" style:list-style-name="L1">
      <style:text-properties officeooo:rsid="002a63dd" officeooo:paragraph-rsid="002a63dd"/>
    </style:style>
    <style:style style:name="P25" style:family="paragraph" style:parent-style-name="Standard">
      <style:text-properties officeooo:rsid="002ab50c" officeooo:paragraph-rsid="002ab50c"/>
    </style:style>
    <style:style style:name="T1" style:family="text">
      <style:text-properties officeooo:rsid="000cd2f8"/>
    </style:style>
    <style:style style:name="T2" style:family="text">
      <style:text-properties officeooo:rsid="000fcce0"/>
    </style:style>
    <style:style style:name="T3" style:family="text">
      <style:text-properties officeooo:rsid="0010aeab"/>
    </style:style>
    <style:style style:name="T4" style:family="text">
      <style:text-properties officeooo:rsid="0011e807"/>
    </style:style>
    <style:style style:name="T5" style:family="text">
      <style:text-properties officeooo:rsid="00171407"/>
    </style:style>
    <style:style style:name="T6" style:family="text">
      <style:text-properties officeooo:rsid="0018b200"/>
    </style:style>
    <style:style style:name="T7" style:family="text">
      <style:text-properties officeooo:rsid="0018fb86"/>
    </style:style>
    <style:style style:name="T8" style:family="text">
      <style:text-properties officeooo:rsid="0021b0b7"/>
    </style:style>
    <style:style style:name="T9" style:family="text">
      <style:text-properties officeooo:rsid="002776bc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21b0b7"/>
    </style:style>
    <style:style style:name="T12" style:family="text">
      <style:text-properties style:text-underline-style="solid" style:text-underline-width="auto" style:text-underline-color="font-color" officeooo:rsid="00245a9f"/>
    </style:style>
    <style:style style:name="T13" style:family="text">
      <style:text-properties style:text-underline-style="solid" style:text-underline-width="auto" style:text-underline-color="font-color" officeooo:rsid="002776bc"/>
    </style:style>
    <style:style style:name="T14" style:family="text">
      <style:text-properties style:text-underline-style="solid" style:text-underline-width="auto" style:text-underline-color="font-color" officeooo:rsid="00288113"/>
    </style:style>
    <style:style style:name="T15" style:family="text">
      <style:text-properties style:text-underline-style="solid" style:text-underline-width="auto" style:text-underline-color="font-color" officeooo:rsid="002a63dd"/>
    </style:style>
    <style:style style:name="T16" style:family="text">
      <style:text-properties style:text-underline-style="solid" style:text-underline-width="auto" style:text-underline-color="font-color" officeooo:rsid="002a8ab1"/>
    </style:style>
    <style:style style:name="T17" style:family="text">
      <style:text-properties officeooo:rsid="002a63d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ègles de gestion Projet SWAT</text:p>
      <text:p text:style-name="P14"/>
      <text:p text:style-name="P14">Les différentes fonctionnalités de l’application seront :</text:p>
      <text:p text:style-name="P1"/>
      <text:p text:style-name="P2">=&gt; Droits sur les demandes</text:p>
      <text:p text:style-name="P1"><text:tab/>- entrer une nouvelle demande</text:p>
      <text:p text:style-name="P1"><text:tab/>- éditer une demandes </text:p>
      <text:p text:style-name="P1"><text:tab/>- supprimer une demandes</text:p>
      <text:p text:style-name="P1"><text:tab/>- répondre à une demande</text:p>
      <text:p text:style-name="P1"><text:tab/>- consulter <text:s/>toutes les demandes</text:p>
      <text:p text:style-name="P1"><text:span text:style-name="T1">=&gt;Droits sur les réponses</text:span><text:tab/></text:p>
      <text:p text:style-name="P1"><text:tab/>- <text:s/>entrer une réponse</text:p>
      <text:p text:style-name="P1"><text:tab/>- éditer une réponse</text:p>
      <text:p text:style-name="P1"><text:tab/>- supprimer une réponse</text:p>
      <text:p text:style-name="P1"><text:tab/>- consulter toutes les réponses</text:p>
      <text:p text:style-name="P2">=&gt; Droits sur les suivis</text:p>
      <text:p text:style-name="P1"><text:tab/>- <text:span text:style-name="T1">éditer les suivis</text:span></text:p>
      <text:p text:style-name="P1"><text:tab/><text:span text:style-name="T3">- éditer un suivi spécifique</text:span></text:p>
      <text:p text:style-name="P2"><text:tab/>- consulter un suivi</text:p>
      <text:p text:style-name="P7">=&gt; Droits sur le retour client</text:p>
      <text:p text:style-name="P7"><text:tab/>- éditer le retour client</text:p>
      <text:p text:style-name="P7"><text:tab/>- <text:span text:style-name="T4">lecture des retours </text:span></text:p>
      <text:p text:style-name="P7"/>
      <text:p text:style-name="P1"/>
      <text:p text:style-name="P14">L’application doit pouvoir être utilisée par plusieurs groupes d’utilisateurs <text:span text:style-name="T2">ou rôles</text:span> :</text:p>
      <text:p text:style-name="P13"><text:tab/></text:p>
      <text:p text:style-name="P13"><text:tab/>- administrateurs </text:p>
      <text:p text:style-name="P3"><text:tab/>- porteur d’avant vente</text:p>
      <text:p text:style-name="P1"><text:tab/>- <text:span text:style-name="T1">responsable de suivi</text:span></text:p>
      <text:p text:style-name="P2"><text:tab/>- observateur</text:p>
      <text:p text:style-name="P7"><text:tab/>- client</text:p>
      <text:p text:style-name="P2"/>
      <text:p text:style-name="P15">Les droits inhérents à chaque rôle sont :</text:p>
      <text:p text:style-name="P4"/>
      <text:p text:style-name="P4"><text:tab/>- administrateurs :</text:p>
      <text:p text:style-name="P4"><text:tab/><text:tab/>→ droits sur les demandes : tous</text:p>
      <text:p text:style-name="P4"><text:tab/><text:tab/>→ droits sur les réponses : tous</text:p>
      <text:p text:style-name="P4"><text:tab/><text:tab/>→ droits sur les suivis : tous</text:p>
      <text:p text:style-name="P4"><text:tab/><text:tab/><text:span text:style-name="T6">→ droits sur les retours clients : tous</text:span></text:p>
      <text:p text:style-name="P4"/>
      <text:p text:style-name="P4"><text:tab/>- porteur d’avant vente :<text:tab/></text:p>
      <text:p text:style-name="P4"><text:tab/><text:tab/>→ droits sur les demandes : tous</text:p>
      <text:p text:style-name="P4"><text:tab/><text:tab/>→ droits sur les réponses : <text:span text:style-name="T5">lecture</text:span></text:p>
      <text:p text:style-name="P4"><text:tab/><text:tab/>→ droits sur les suivis : <text:span text:style-name="T5">lecture</text:span></text:p>
      <text:p text:style-name="P9"><text:tab/><text:tab/>→ droits sur les retours clients : lecture</text:p>
      <text:p text:style-name="P6"/>
      <text:p text:style-name="P10"><text:tab/>- responsable de suivi :</text:p>
      <text:p text:style-name="P5"><text:tab/><text:tab/>→ droits sur les demandes : <text:span text:style-name="T6">lecture</text:span></text:p>
      <text:p text:style-name="P5"><text:tab/><text:tab/>→ droits sur les réponses : <text:span text:style-name="T6">lecture</text:span></text:p>
      <text:p text:style-name="P5"><text:tab/><text:tab/>→ droits sur les suivis : <text:span text:style-name="T6">tous</text:span></text:p>
      <text:p text:style-name="P9"><text:tab/><text:tab/>→ droits sur les retours clients : lecture</text:p>
      <text:p text:style-name="P11"><text:soft-page-break/><text:tab/></text:p>
      <text:p text:style-name="P11"><text:tab/>- observateur :</text:p>
      <text:p text:style-name="P6"><text:tab/><text:tab/>→ droits sur les demandes : <text:span text:style-name="T6">lecture</text:span></text:p>
      <text:p text:style-name="P6"><text:tab/><text:tab/>→ droits sur les réponses : <text:span text:style-name="T6">lecture</text:span></text:p>
      <text:p text:style-name="P6"><text:tab/><text:tab/>→ droits sur les suivis : <text:span text:style-name="T6">lecture</text:span><text:tab/></text:p>
      <text:p text:style-name="P11"><text:tab/><text:tab/>→ droits sur les retours clients : lecture</text:p>
      <text:p text:style-name="P6"/>
      <text:p text:style-name="P11"><text:tab/>- client :</text:p>
      <text:p text:style-name="P6"><text:tab/><text:tab/>→ droits sur les demandes : <text:span text:style-name="T7">aucun</text:span></text:p>
      <text:p text:style-name="P6"><text:tab/><text:tab/>→ droits sur les réponses : <text:span text:style-name="T7">aucun</text:span></text:p>
      <text:p text:style-name="P6"><text:tab/><text:tab/>→ droits sur les suivis : <text:span text:style-name="T7">aucun</text:span><text:tab/></text:p>
      <text:p text:style-name="P9"><text:tab/><text:tab/>→ droits sur les retours clients : écriture</text:p>
      <text:p text:style-name="P6"/>
      <text:p text:style-name="P6"/>
      <text:p text:style-name="P6"/>
      <text:p text:style-name="P16">Structure de l’application :</text:p>
      <text:p text:style-name="P18"/>
      <text:p text:style-name="P18">L’application contiendra :</text:p>
      <text:p text:style-name="P18"/>
      <text:list xml:id="list660315759" text:style-name="L1">
        <text:list-item>
          <text:p text:style-name="P20">une page <text:span text:style-name="T10">ajout/</text:span><text:span text:style-name="T11">édition/</text:span><text:span text:style-name="T16">suppression </text:span><text:span text:style-name="T10"><text:s/>d’une demande</text:span> </text:p>
        </text:list-item>
        <text:list-item>
          <text:p text:style-name="P19">une page <text:span text:style-name="T10">consultation des demandes</text:span> </text:p>
        </text:list-item>
        <text:list-item>
          <text:p text:style-name="P21"><text:span text:style-name="T8">une page </text:span><text:span text:style-name="T11">détail d’une demande </text:span></text:p>
        </text:list-item>
        <text:list-item>
          <text:p text:style-name="P21">une page <text:span text:style-name="T10">ajout/</text:span><text:span text:style-name="T11">édition</text:span><text:span text:style-name="T10"> d’une </text:span><text:span text:style-name="T12">réponse</text:span></text:p>
        </text:list-item>
        <text:list-item>
          <text:p text:style-name="P21"><text:span text:style-name="T8">une page </text:span><text:span text:style-name="T11">détail des réponses</text:span></text:p>
        </text:list-item>
        <text:list-item>
          <text:p text:style-name="P23">une page <text:span text:style-name="T10">ajout/édition d’un suivi</text:span></text:p>
        </text:list-item>
        <text:list-item>
          <text:p text:style-name="P19"><text:span text:style-name="T9">une page </text:span><text:span text:style-name="T13">détail d’</text:span><text:span text:style-name="T14">un</text:span><text:span text:style-name="T13"> suivi</text:span></text:p>
        </text:list-item>
        <text:list-item>
          <text:p text:style-name="P22">une page <text:span text:style-name="T15">ajout/édition d’un retour client</text:span></text:p>
        </text:list-item>
        <text:list-item>
          <text:p text:style-name="P24">une page <text:span text:style-name="T10">détail d’un retour client</text:span></text:p>
        </text:list-item>
      </text:list>
      <text:p text:style-name="P18"/>
      <text:p text:style-name="P18"/>
      <text:p text:style-name="P25">En fonction de son rôle, l’utilisateur n’aura accès qu’aux pages autorisées par ses droits.</text:p>
      <text:p text:style-name="P25"/>
      <text:h text:style-name="Heading_20_2" text:outline-level="2">DEMANDE :</text:h>
      <text:p text:style-name="P1"/>
      <text:p text:style-name="P1">- saisir des nouvelles demandes : l’</text:p>
      <text:p text:style-name="P1"/>
      <text:h text:style-name="Heading_20_2" text:outline-level="2">OFFRE :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3:53:05.011000000</meta:creation-date>
    <dc:date>2017-11-22T15:41:56.339000000</dc:date>
    <meta:editing-duration>PT1H27M53S</meta:editing-duration>
    <meta:editing-cycles>26</meta:editing-cycles>
    <meta:generator>LibreOffice/5.3.7.2$Windows_X86_64 LibreOffice_project/6b8ed514a9f8b44d37a1b96673cbbdd077e24059</meta:generator>
    <meta:document-statistic meta:table-count="0" meta:image-count="0" meta:object-count="0" meta:page-count="2" meta:paragraph-count="69" meta:word-count="380" meta:character-count="2128" meta:non-whitespace-character-count="1745"/>
  </office:meta>
</office:document-meta>
</file>